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322in"/>
    </style:style>
    <style:style style:name="co2" style:family="table-column">
      <style:table-column-properties fo:break-before="auto" style:column-width="0.7654in"/>
    </style:style>
    <style:style style:name="co3" style:family="table-column">
      <style:table-column-properties fo:break-before="auto" style:column-width="0.9535in"/>
    </style:style>
    <style:style style:name="co4" style:family="table-column">
      <style:table-column-properties fo:break-before="auto" style:column-width="1.2362in"/>
    </style:style>
    <style:style style:name="co5" style:family="table-column">
      <style:table-column-properties fo:break-before="auto" style:column-width="0.889in"/>
    </style:style>
    <style:style style:name="co6" style:family="table-column">
      <style:table-column-properties fo:break-before="auto" style:column-width="5.9791in"/>
    </style:style>
    <style:style style:name="co7" style:family="table-column">
      <style:table-column-properties fo:break-before="auto" style:column-width="2.5256in"/>
    </style:style>
    <style:style style:name="co8" style:family="table-column">
      <style:table-column-properties fo:break-before="auto" style:column-width="1.4646in"/>
    </style:style>
    <style:style style:name="co9" style:family="table-column">
      <style:table-column-properties fo:break-before="auto" style:column-width="1.1689in"/>
    </style:style>
    <style:style style:name="co10" style:family="table-column">
      <style:table-column-properties fo:break-before="auto" style:column-width="1.1417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3327in" fo:break-before="auto" style:use-optimal-row-height="true"/>
    </style:style>
    <style:style style:name="ro4" style:family="table-row">
      <style:table-row-properties style:row-height="0.1783in" fo:break-before="auto" style:use-optimal-row-height="true"/>
    </style:style>
    <style:style style:name="ro5" style:family="table-row">
      <style:table-row-properties style:row-height="0.4862in" fo:break-before="auto" style:use-optimal-row-height="true"/>
    </style:style>
    <style:style style:name="ro6" style:family="table-row">
      <style:table-row-properties style:row-height="0.7929in" fo:break-before="auto" style:use-optimal-row-height="true"/>
    </style:style>
    <style:style style:name="ro7" style:family="table-row">
      <style:table-row-properties style:row-height="1.1134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0.8055in" fo:break-before="auto" style:use-optimal-row-height="true"/>
    </style:style>
    <style:style style:name="ro10" style:family="table-row">
      <style:table-row-properties style:row-height="1.2535in" fo:break-before="auto" style:use-optimal-row-height="true"/>
    </style:style>
    <style:style style:name="ro11" style:family="table-row">
      <style:table-row-properties style:row-height="4.1717in" fo:break-before="auto" style:use-optimal-row-height="true"/>
    </style:style>
    <style:style style:name="ro12" style:family="table-row">
      <style:table-row-properties style:row-height="0.9591in" fo:break-before="auto" style:use-optimal-row-height="true"/>
    </style:style>
    <style:style style:name="ro13" style:family="table-row">
      <style:table-row-properties style:row-height="1.2665in" fo:break-before="auto" style:use-optimal-row-height="true"/>
    </style:style>
    <style:style style:name="ro14" style:family="table-row">
      <style:table-row-properties style:row-height="1.7146in" fo:break-before="auto" style:use-optimal-row-height="true"/>
    </style:style>
    <style:style style:name="ro15" style:family="table-row">
      <style:table-row-properties style:row-height="1.8937in" fo:break-before="auto" style:use-optimal-row-height="true"/>
    </style:style>
    <style:style style:name="ro16" style:family="table-row">
      <style:table-row-properties style:row-height="2.354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T1" style:family="text">
      <style:text-properties fo:font-weight="bold" style:font-weight-asian="bold" style:font-weight-complex="bold"/>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Default"/>
        <table:table-column table:style-name="co9" table:default-cell-style-name="Default"/>
        <table:table-column table:style-name="co10" table:default-cell-style-name="Default"/>
        <table:table-row table:style-name="ro1" table:number-rows-repeated="2">
          <table:table-cell/>
          <table:table-cell table:style-name="Default" table:number-columns-repeated="6"/>
          <table:table-cell table:number-columns-repeated="3"/>
        </table:table-row>
        <table:table-row table:style-name="ro2">
          <table:table-cell/>
          <table:table-cell table:style-name="Default" office:value-type="string">
            <text:p>References to: Ezekiel airplane, plans, Bible, Dreams.</text:p>
          </table:table-cell>
          <table:table-cell table:style-name="Default" table:number-columns-repeated="5"/>
          <table:table-cell table:number-columns-repeated="3"/>
        </table:table-row>
        <table:table-row table:style-name="ro2">
          <table:table-cell/>
          <table:table-cell table:style-name="Default" office:value-type="string">
            <text:p>rluU_20140711: TODO: <text:s/>dates are not complete. <text:s/>start on page 94 and add excerpts where 'plans' are mentioned, then proceed to search for Dreams.</text:p>
          </table:table-cell>
          <table:table-cell table:style-name="Default" table:number-columns-repeated="5"/>
          <table:table-cell table:number-columns-repeated="3"/>
        </table:table-row>
        <table:table-row table:style-name="ro1">
          <table:table-cell/>
          <table:table-cell table:style-name="Default" table:number-columns-repeated="6"/>
          <table:table-cell table:number-columns-repeated="3"/>
        </table:table-row>
        <table:table-row table:style-name="ro3">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office:value-type="string">
            <text:p>Person's plans:</text:p>
          </table:table-cell>
          <table:table-cell table:number-columns-repeated="2"/>
        </table:table-row>
        <table:table-row table:style-name="ro4">
          <table:table-cell table:number-columns-repeated="2"/>
          <table:table-cell office:value-type="string">
            <text:p>40</text:p>
          </table:table-cell>
          <table:table-cell office:value-type="string">
            <text:p>1926-10-23</text:p>
          </table:table-cell>
          <table:table-cell/>
          <table:table-cell office:value-type="string">
            <text:p>pg. 40. <text:s/>RG confided Marie his future plans.</text:p>
          </table:table-cell>
          <table:table-cell/>
          <table:table-cell office:value-type="string">
            <text:p>RG</text:p>
          </table:table-cell>
          <table:table-cell table:number-columns-repeated="2"/>
        </table:table-row>
        <table:table-row table:style-name="ro4">
          <table:table-cell table:number-columns-repeated="5"/>
          <table:table-cell office:value-type="string">
            <text:p>pg. 40. <text:s/>RG working on invention.</text:p>
          </table:table-cell>
          <table:table-cell table:number-columns-repeated="4"/>
        </table:table-row>
        <table:table-row table:style-name="ro5">
          <table:table-cell table:number-columns-repeated="5"/>
          <table:table-cell office:value-type="string">
            <text:p>pg. 41. <text:s/>After returned, studied <text:span text:style-name="T1">Bible</text:span>. <text:s/><text:span text:style-name="T1">planned</text:span> on building <text:span text:style-name="T1">airplane</text:span> along the lines outlined by <text:span text:style-name="T1">Ezekiel</text:span>. <text:s/>Plane of this kind. <text:s/>Day coming country needs protection of the <text:span text:style-name="T1">greatest invention of the age.</text:span></text:p>
          </table:table-cell>
          <table:table-cell table:number-columns-repeated="4"/>
        </table:table-row>
        <table:table-row table:style-name="ro5">
          <table:table-cell table:number-columns-repeated="2"/>
          <table:table-cell office:value-type="string">
            <text:p>42</text:p>
          </table:table-cell>
          <table:table-cell office:value-type="string">
            <text:p>The latter part of 1926.</text:p>
          </table:table-cell>
          <table:table-cell/>
          <table:table-cell office:value-type="string">
            <text:p>Many letters passed between Robert and Marie during the latter part of 1926. Her letters of love and encouragement helped Robert to make progress in his work. He saved his money and<text:span text:style-name="T1"> planned for their future.</text:span></text:p>
          </table:table-cell>
          <table:table-cell/>
          <table:table-cell office:value-type="string">
            <text:p>Marie and RG</text:p>
          </table:table-cell>
          <table:table-cell table:number-columns-repeated="2"/>
        </table:table-row>
        <table:table-row table:style-name="ro6">
          <table:table-cell table:number-columns-repeated="2"/>
          <table:table-cell office:value-type="string">
            <text:p>44</text:p>
          </table:table-cell>
          <table:table-cell office:value-type="string">
            <text:p>1927-01-01.</text:p>
          </table:table-cell>
          <table:table-cell/>
          <table:table-cell office:value-type="string">
            <text:p>He wrote a letter to his friend Walter in New York telling him of his father’s generosity and how much he appreciated it now that he was working, <text:span text:style-name="T1">planning</text:span> and saving his <text:span text:style-name="T1">money</text:span>, hoping to be with Walter in New York soon where he could start speculating and make a lot of <text:span text:style-name="T1">money</text:span> so that he could complete his great invention and do something to benefit the <text:span text:style-name="T1">world</text:span>.</text:p>
          </table:table-cell>
          <table:table-cell table:number-columns-repeated="4"/>
        </table:table-row>
        <table:table-row table:style-name="ro5">
          <table:table-cell table:number-columns-repeated="2"/>
          <table:table-cell office:value-type="string">
            <text:p>45</text:p>
          </table:table-cell>
          <table:table-cell office:value-type="string">
            <text:p>1927-01-01.</text:p>
          </table:table-cell>
          <table:table-cell/>
          <table:table-cell office:value-type="string">
            <text:p>Marie wrote of her <text:span text:style-name="T1">plans</text:span> for the future. How she hoped to live to see him the greatest man in the world; how she wanted to one day bring him before her father and show him what her love and confidence in a poor boy had done for him.</text:p>
          </table:table-cell>
          <table:table-cell/>
          <table:table-cell office:value-type="string">
            <text:p>Marie</text:p>
          </table:table-cell>
          <table:table-cell table:number-columns-repeated="2"/>
        </table:table-row>
        <table:table-row table:style-name="ro7">
          <table:table-cell table:number-columns-repeated="2"/>
          <table:table-cell office:value-type="string">
            <text:p>50</text:p>
          </table:table-cell>
          <table:table-cell table:number-columns-repeated="2"/>
          <table:table-cell office:value-type="string">
            <text:p>Marie's love and devotion for Robert were bearing fruit. He studied the Bible day and night, <text:span text:style-name="T1">worked on his plans for the future</text:span> and continued his investigation of science, for he believed that the <text:span text:style-name="T1">Bible</text:span> was the <text:span text:style-name="T1">key</text:span> to the process by which man may know all there is to know. He realized that by studying it he might be able to forecast the future and benefit himself thereby. Above all things he was interested in <text:span text:style-name="T1">airplanes</text:span>, inventing and improving an <text:span text:style-name="T1">airplane</text:span> that would be <text:span text:style-name="T1">useful in the future wars</text:span>. He had found the plan for a great airplane in Ezekiel 1: 4-16:</text:p>
          </table:table-cell>
          <table:table-cell table:number-columns-repeated="4"/>
        </table:table-row>
        <table:table-row table:style-name="ro8">
          <table:table-cell table:number-columns-repeated="2"/>
          <table:table-cell office:value-type="string">
            <text:p>51</text:p>
          </table:table-cell>
          <table:table-cell table:number-columns-repeated="2"/>
          <table:table-cell office:value-type="string">
            <text:p>Robert felt sure that this was the prediction and description of an airplane that Ezekiel was talking about. He thought that an airplane could be built with four wings, which would be more powerful and useful than any of the airplanes yet built. It was his great desire to build an airplane of this kind.</text:p>
          </table:table-cell>
          <table:table-cell table:number-columns-repeated="4"/>
        </table:table-row>
        <table:table-row table:style-name="ro9">
          <table:table-cell table:number-columns-repeated="2"/>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text:p>
          </table:table-cell>
          <table:table-cell table:number-columns-repeated="4"/>
        </table:table-row>
        <table:table-row table:style-name="ro8">
          <table:table-cell table:number-columns-repeated="2"/>
          <table:table-cell office:value-type="string">
            <text:p>55</text:p>
          </table:table-cell>
          <table:table-cell table:number-columns-repeated="2"/>
          <table:table-cell office:value-type="string">
            <text:p>Robert had great faith in the prophecies of Ezekiel because the Lord said: "Behold, thou art wiser than Daniel. There is no secret that they can hide from thee." He understood from Ezekiel's prophecies that a great war was coming and that it would be fought in the air by the great airplanes as described by Ezekiel 32: 1 and 2:</text:p>
          </table:table-cell>
          <table:table-cell table:number-columns-repeated="4"/>
        </table:table-row>
        <table:table-row table:style-name="ro7">
          <table:table-cell table:number-columns-repeated="2"/>
          <table:table-cell office:value-type="string">
            <text:p>62</text:p>
          </table:table-cell>
          <table:table-cell office:value-type="string">
            <text:p>[Unknown exact date].</text:p>
          </table:table-cell>
          <table:table-cell/>
          <table:table-cell office:value-type="string">
            <text:p>Robert wrote to Walter in New York and told him about his <text:span text:style-name="T1">plans for the future</text:span>; how well he was getting along, about his <text:span text:style-name="T1">new discoveries</text:span> and how he had <text:span text:style-name="T1">worked out the</text:span> <text:span text:style-name="T1">future from the Bible</text:span>. He asked Walter's advice about sending an article to Walter's father in regard to his future predictions based on the Bible. Walter thought it the opportune time, in view of the fact that his father had confidence in Robert. <text:s/>After he had worked out his<text:span text:style-name="T1"> cycle theory according to the Bible</text:span>, and decided that he could forecast the markets and make money, he wrote to Mr. Kennelworth, his employer.</text:p>
          </table:table-cell>
          <table:table-cell table:number-columns-repeated="4"/>
        </table:table-row>
        <table:table-row table:style-name="ro10">
          <table:table-cell table:number-columns-repeated="2"/>
          <table:table-cell office:value-type="string">
            <text:p>72-73</text:p>
          </table:table-cell>
          <table:table-cell table:number-columns-repeated="2"/>
          <table:table-cell office:value-type="string">
            <text:p>MY DEAR MR. KENNELWORTH: My great desire to make money, I want you to understand, is to do some good with it and benefit my country, when she will need the benefit most. Please read Ezekiel very carefully, for I believe that Ezekiel is the greatest of all prophets. <text:s/>He aptly describes an airplane which I can make that will be a great aid in time of war. I believe that Ezekiel plainly foretold the war yet to come which will be fought in the air, and that the United States will be in great jeopardy, but will finally win out. So you see, my object in speculating is not a selfish motive altogether, but to help others and to help my country.</text:p>
          </table:table-cell>
          <table:table-cell table:number-columns-repeated="4"/>
        </table:table-row>
        <table:table-row table:style-name="ro8">
          <table:table-cell table:number-columns-repeated="2"/>
          <table:table-cell office:value-type="string">
            <text:p>75</text:p>
          </table:table-cell>
          <table:table-cell office:value-type="string">
            <text:p>1927-01-28</text:p>
          </table:table-cell>
          <table:table-cell/>
          <table:table-cell office:value-type="string">
            <text:p>pg. 75. <text:s/>Future cycles article and Transportation cycles. <text:s/>pg. 90 <text:s/>I believe that the <text:span text:style-name="T1">airplane</text:span> described by <text:span text:style-name="T1">Ezekiel</text:span> is going to be the <text:span text:style-name="T1">model</text:span> of the great plane in the future and I would like to make money enough to <text:span text:style-name="T1">be the man to build the first plane</text:span> according to the <text:span text:style-name="T1">plans</text:span> laid down in the Bible.</text:p>
          </table:table-cell>
          <table:table-cell table:number-columns-repeated="4"/>
        </table:table-row>
        <table:table-row table:style-name="ro5">
          <table:table-cell table:number-columns-repeated="2"/>
          <table:table-cell office:value-type="string">
            <text:p>90</text:p>
          </table:table-cell>
          <table:table-cell office:value-type="string">
            <text:p>1927-01-28</text:p>
          </table:table-cell>
          <table:table-cell/>
          <table:table-cell office:value-type="string">
            <text:p>I believe that the airplane described by Ezekiel is going to be the model of a great plane in the future and I would like to make money enough to be the man to build the first plane according to the plans laid down in the Bible.</text:p>
          </table:table-cell>
          <table:table-cell table:number-columns-repeated="4"/>
        </table:table-row>
        <table:table-row table:style-name="ro2">
          <table:table-cell table:number-columns-repeated="10"/>
        </table:table-row>
        <table:table-row table:style-name="ro11">
          <table:table-cell table:number-columns-repeated="2"/>
          <table:table-cell office:value-type="string">
            <text:p>99-100</text:p>
          </table:table-cell>
          <table:table-cell office:value-type="string">
            <text:p>1927-05-01</text:p>
          </table:table-cell>
          <table:table-cell/>
          <table:table-cell office:value-type="string">
            <text:p>Robert told his mother of his <text:span text:style-name="T1">plans</text:span>. That he expected within a few months to go to New York, establish himself there, and speculate in order to make money so that he could build his great <text:span text:style-name="T1">airplane according to Ezekiel's plan </text:span>and prepare to help his country in time of war. Mrs. Gordon was very happy to learn of her boy's success. She was sad when he began to talk about war. Robert assured her that the Bible plainly foretold the great war which was to be fought in the air and that it was his duty to help protect his country. While his mother admired his patriotism, she again referred to the dream that she had had years before, about a great war which would come and in which she thought that Robert lost his life in San Francisco.</text:p>
            <text:p/>
            <text:p>She talked to Robert of his <text:span text:style-name="T1">future</text:span> [...]. <text:s/>[RG] did not believe in a</text:p>
            <text:p>personal devil or believe in Hell, but believed in a God</text:p>
            <text:p>of Love and Justice. <text:s/>[...Sow and reap, receive reward hear upon earth...]</text:p>
            <text:p/>
            <text:p>He told 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text:span text:style-name="T1">plan</text:span> and it would come to pass this way, and he believed that he could be a great power for peace and hoped to live to see a world of peace with all nations united under one kingdom and one God, the God of Love and Justice. <text:s/>Mrs. Gordon felt that her faith in Robert had been justified and that she understood him better than his father and brother.</text:p>
            <text:p/>
          </table:table-cell>
          <table:table-cell office:value-type="string">
            <text:p>[New moon on this date.]</text:p>
          </table:table-cell>
          <table:table-cell office:value-type="string">
            <text:p>RG</text:p>
          </table:table-cell>
          <table:table-cell table:number-columns-repeated="2"/>
        </table:table-row>
        <table:table-row table:style-name="ro12">
          <table:table-cell table:number-columns-repeated="2"/>
          <table:table-cell office:value-type="string">
            <text:p>103</text:p>
          </table:table-cell>
          <table:table-cell office:value-type="string">
            <text:p>1927-05-08 night.</text:p>
          </table:table-cell>
          <table:table-cell/>
          <table:table-cell office:value-type="string">
            <text:p>Robert left for Texarkana on Sunday afternoon, May 8th, with Marie's promise that if he decided to go to New York within a few weeks, they would make arrangements to elope and be married in St. Louis on their arrival there. Robert had his <text:span text:style-name="T1">Bible</text:span> with him and on his way back home Sunday night, spent several hours reading it and going over the predictions by <text:span text:style-name="T1">Ezekiel</text:span> and the<text:span text:style-name="T1"> plans outlined by</text:span> <text:span text:style-name="T1">Ezekiel for an airplane</text:span>, which Robert hoped and expected to build in the near future.</text:p>
          </table:table-cell>
          <table:table-cell table:number-columns-repeated="4"/>
        </table:table-row>
        <table:table-row table:style-name="ro13">
          <table:table-cell table:number-columns-repeated="2"/>
          <table:table-cell office:value-type="string">
            <text:p>108</text:p>
          </table:table-cell>
          <table:table-cell office:value-type="string">
            <text:p>1927-05-28 sunset.</text:p>
          </table:table-cell>
          <table:table-cell/>
          <table:table-cell office:value-type="string">
            <text:p>As the train rolled across the plains of Texas and Robert watched the sun setting across the prairies on that Saturday afternoon, he <text:span text:style-name="T1">dreamed</text:span> of the day when he, like Lindbergh, would cross the country in his <text:span text:style-name="T1">great</text:span> <text:span text:style-name="T1">airplane</text:span>. He could think of nothing else but Lindbergh's great flight and what it meant to the world. He realized that <text:span text:style-name="T1">Ezekiel's</text:span> prophecy of that <text:span text:style-name="T1">war</text:span> which was to come and be fought in the air, was coming true, and the <text:span text:style-name="T1">great plane described by Ezekiel</text:span>, the <text:span text:style-name="T1">eagle</text:span> with wheel within a wheel, would<text:span text:style-name="T1"> one day</text:span> become a reality. <text:s/>He could now see the possibilities of his <text:span text:style-name="T1">dream</text:span> being fulfilled and he was sure of success. <text:s/>Marie welcomed him with enthusiasm and open arms.</text:p>
          </table:table-cell>
          <table:table-cell table:number-columns-repeated="4"/>
        </table:table-row>
        <table:table-row table:style-name="ro14">
          <table:table-cell table:number-columns-repeated="2"/>
          <table:table-cell office:value-type="string">
            <text:p>180</text:p>
          </table:table-cell>
          <table:table-cell office:value-type="string">
            <text:p>[Current date is 1927-06-10]</text:p>
          </table:table-cell>
          <table:table-cell/>
          <table:table-cell office:value-type="string">
            <text:p>The big reception for Colonel Charles A. Lindbergh was planned and would take place in New York on Monday, June 13th,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Captain Lindbergh and his plane, “The Spirit of St. Louis,” for Robert was <text:span text:style-name="T1">dreaming</text:span> of the <text:span text:style-name="T1">day</text:span> when he would complete his own great <text:span text:style-name="T1">plane</text:span> according to<text:span text:style-name="T1"> Ezekiel’s plan</text:span>. Robert went to his room and spent the balance of the day reading the <text:span text:style-name="T1">Bible</text:span> and working out<text:span text:style-name="T1"> future cycles </text:span>on <text:span text:style-name="T1">wars</text:span>. <text:s/>Figured that great opportunities would come for making money in the Stock and Commodity markets, and that he was going to make a great financial success and carry out his <text:span text:style-name="T1">plans</text:span>.</text:p>
          </table:table-cell>
          <table:table-cell table:number-columns-repeated="4"/>
        </table:table-row>
        <table:table-row table:style-name="ro15">
          <table:table-cell table:number-columns-repeated="2"/>
          <table:table-cell office:value-type="string">
            <text:p>218</text:p>
          </table:table-cell>
          <table:table-cell office:value-type="string">
            <text:p>1927-07-20</text:p>
          </table:table-cell>
          <table:table-cell/>
          <table:table-cell office:value-type="string">
            <text:p>1928 Presidential Election: We know that we are repeating past cycles as referred to in <text:span text:style-name="T1">Ezekiel's</text:span> <text:span text:style-name="T1">Prophecy</text:span> -- Chapter 20: 46 -- "Son of man set thy face toward the south, and drop thy word toward the south, and prophesy against the forest of the <text:span text:style-name="T1">south</text:span> field, and say to the forest of the south, Hear the word of the Lord, Thus saith the Lord God, Behold, I will kindle a fire in thee and it shall devour every green tree in thee and every dry tree, the flaming flame shall not be quenched, and all faces from the south to the north shall be burned therein." <text:s/>The troubles in Nicaragua, the destructive floods and storms which have visited Florida, and the destruction by the floods along the Mississippi during the past Spring all show that <text:span text:style-name="T1">troubles</text:span> are <text:span text:style-name="T1">starting</text:span> in the <text:span text:style-name="T1">south</text:span>. We are in a <text:span text:style-name="T1">cycle</text:span> which will repeat and cause wars which will start from the south and southwest, probably Mexico. All of these events will have a great bearing on the Presidential election in 1928, because war will be in the air and the people will be very much upset. </text:p>
          </table:table-cell>
          <table:table-cell table:number-columns-repeated="4"/>
        </table:table-row>
        <table:table-row table:style-name="ro16">
          <table:table-cell table:number-columns-repeated="2"/>
          <table:table-cell office:value-type="string">
            <text:p>224-225</text:p>
          </table:table-cell>
          <table:table-cell office:value-type="string">
            <text:p>Early part of 1928.</text:p>
          </table:table-cell>
          <table:table-cell/>
          <table:table-cell office:value-type="string">
            <text:p>In the early part of 1928 Robert calculated that war was inevitable between England and Russia. He figured that the war would start not later than the summer and that many nations would be involved and that later an attack on the United States would come. His first airplane was now completed,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a new Lindbergh of the air. There was an extra motor built with a collapsible propeller so that he could shift it from the center of the airplane to the tail, enabling it to go backward or forward as he willed. <text:s/>The wings were so arranged that they could either remain stationary or be set in motion up or down by motor. This was a new and valuable feature in the construction of airplanes.</text:p>
          </table:table-cell>
          <table:table-cell table:number-columns-repeated="4"/>
        </table:table-row>
        <table:table-row table:style-name="ro9">
          <table:table-cell table:number-columns-repeated="2"/>
          <table:table-cell office:value-type="string">
            <text:p>276</text:p>
          </table:table-cell>
          <table:table-cell office:value-type="string">
            <text:p>Fall of 1929.</text:p>
          </table:table-cell>
          <table:table-cell/>
          <table:table-cell office:value-type="string">
            <text:p>Robert knew they were working on secret plans and knew that he had something that could be used successfully at the right time. <text:s/>He was spending money lavishly and working to improve on his Ezekiel plane. He was keeping everything secret, sending out plans to different manufacturers and having the parts made, Walter and himself secretly putting the machine together.</text:p>
          </table:table-cell>
          <table:table-cell table:number-columns-repeated="4"/>
        </table:table-row>
        <table:table-row table:style-name="ro2" table:number-rows-repeated="55">
          <table:table-cell table:number-columns-repeated="10"/>
        </table:table-row>
        <table:table-row table:style-name="ro2">
          <table:table-cell table:number-columns-repeated="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4-07-11T13:55:44</meta:creation-date>
    <dc:date>2014-07-11T16:42:07</dc:date>
    <dc:creator>Ryan </dc:creator>
    <meta:editing-duration>PT2H26M19S</meta:editing-duration>
    <meta:editing-cycles>10</meta:editing-cycles>
    <meta:generator>LibreOffice/3.6$Linux_X86_64 LibreOffice_project/360m1$Build-304</meta:generator>
    <meta:document-statistic meta:table-count="1" meta:cell-count="68" meta:object-count="0"/>
  </office:meta>
</office:document-meta>
</file>